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68mm"/>
    </style:style>
    <style:style style:name="co2" style:family="table-column">
      <style:table-column-properties fo:break-before="auto" style:column-width="58.53mm"/>
    </style:style>
    <style:style style:name="co3" style:family="table-column">
      <style:table-column-properties fo:break-before="auto" style:column-width="28.2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4.29mm" fo:break-before="auto" style:use-optimal-row-height="false"/>
    </style:style>
    <style:style style:name="ta1" style:family="table" style:master-page-name="PageStyle_5f_Propuesta_20_1">
      <style:table-properties table:display="true" style:writing-mode="lr-tb"/>
    </style:style>
    <style:style style:name="ta2" style:family="table" style:master-page-name="PageStyle_5f_Propuesta_20_2">
      <style:table-properties table:display="true" style:writing-mode="lr-tb"/>
    </style:style>
    <style:style style:name="ta3" style:family="table" style:master-page-name="PageStyle_5f_Propuesta_20_3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08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'Propuesta 1'.$B$24:.$B$27])" table:allow-empty-cell="true" table:display-list="unsorted" table:base-cell-address="'Propuesta 1'.C9"/>
        <table:content-validation table:name="val2" table:condition="of:cell-content-is-in-list([$'Propuesta 2'.$B$24:.$B$27])" table:allow-empty-cell="true" table:display-list="unsorted" table:base-cell-address="'Propuesta 2'.C9"/>
        <table:content-validation table:name="val3" table:condition="of:cell-content-is-in-list([$'Propuesta 3'.$B$24:.$B$27])" table:allow-empty-cell="true" table:display-list="unsorted" table:base-cell-address="'Propuesta 3'.C9"/>
      </table:content-validations>
      <table:table table:name="Propuest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CC4401: Tarea 3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7" table:number-rows-spanned="1">
            <text:p>Evaluacion heuristica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table:style-name="ce2"/>
          <table:table-cell table:style-name="ce2" office:value-type="string" calcext:value-type="string">
            <text:p>Propuesta evaluada</text:p>
          </table:table-cell>
          <table:table-cell table:style-name="ce17" office:value-type="string" calcext:value-type="string" table:number-columns-spanned="2" table:number-rows-spanned="1">
            <text:p>ReAL_Soluciones</text:p>
          </table:table-cell>
          <table:covered-table-cell table:style-name="ce10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2" office:value-type="string" calcext:value-type="string">
            <text:p>Equipo evaluador</text:p>
          </table:table-cell>
          <table:table-cell table:style-name="ce17" office:value-type="string" calcext:value-type="string" table:number-columns-spanned="2" table:number-rows-spanned="1">
            <text:p>Electronic Operations</text:p>
          </table:table-cell>
          <table:covered-table-cell table:style-name="ce10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2"/>
          <table:table-cell table:style-name="ce13" office:value-type="string" calcext:value-type="string">
            <text:p>Criterio</text:p>
          </table:table-cell>
          <table:table-cell table:style-name="ce13" office:value-type="string" calcext:value-type="string">
            <text:p>Porcentaje</text:p>
          </table:table-cell>
          <table:table-cell table:style-name="ce13" office:value-type="string" calcext:value-type="string" table:number-columns-spanned="4" table:number-rows-spanned="1">
            <text:p>Justificacion del porcentaje</text:p>
          </table:table-cell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4" office:value-type="string" calcext:value-type="string">
            <text:p>Visibility of system status</text:p>
          </table:table-cell>
          <table:table-cell table:style-name="ce17" table:content-validation-name="val1"/>
          <table:table-cell table:style-name="ce14" table:number-columns-spanned="4" table:number-rows-spanned="1"/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14" office:value-type="string" calcext:value-type="string">
            <text:p>Match between system and the real world</text:p>
          </table:table-cell>
          <table:table-cell table:style-name="ce17" table:content-validation-name="val1"/>
          <table:table-cell table:style-name="ce14" table:number-columns-spanned="4" table:number-rows-spanned="1"/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14" office:value-type="string" calcext:value-type="string">
            <text:p>User control and freedom</text:p>
          </table:table-cell>
          <table:table-cell table:style-name="ce17" table:content-validation-name="val1"/>
          <table:table-cell table:style-name="ce14" table:number-columns-spanned="4" table:number-rows-spanned="1"/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14" office:value-type="string" calcext:value-type="string">
            <text:p>Consistency and standards</text:p>
          </table:table-cell>
          <table:table-cell table:style-name="ce17" table:content-validation-name="val1"/>
          <table:table-cell table:style-name="ce14" table:number-columns-spanned="4" table:number-rows-spanned="1"/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table:style-name="ce14" office:value-type="string" calcext:value-type="string">
            <text:p>Error prevention</text:p>
          </table:table-cell>
          <table:table-cell table:style-name="ce17" table:content-validation-name="val1"/>
          <table:table-cell table:style-name="ce14" table:number-columns-spanned="4" table:number-rows-spanned="1"/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14" office:value-type="string" calcext:value-type="string">
            <text:p>Recognition rather than recall</text:p>
          </table:table-cell>
          <table:table-cell table:style-name="ce17" table:content-validation-name="val1"/>
          <table:table-cell table:style-name="ce14" table:number-columns-spanned="4" table:number-rows-spanned="1"/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4">
          <table:table-cell table:style-name="ce3" office:value-type="float" office:value="7" calcext:value-type="float">
            <text:p>7</text:p>
          </table:table-cell>
          <table:table-cell table:style-name="ce14" office:value-type="string" calcext:value-type="string">
            <text:p>Flexibility and efficiency of use</text:p>
          </table:table-cell>
          <table:table-cell table:style-name="ce17" table:content-validation-name="val1"/>
          <table:table-cell table:style-name="ce14" table:number-columns-spanned="4" table:number-rows-spanned="1"/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14" office:value-type="string" calcext:value-type="string">
            <text:p>Aesthetic and minimalist design</text:p>
          </table:table-cell>
          <table:table-cell table:style-name="ce17" table:content-validation-name="val1"/>
          <table:table-cell table:style-name="ce14" table:number-columns-spanned="4" table:number-rows-spanned="1"/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4">
          <table:table-cell table:style-name="ce3" office:value-type="float" office:value="9" calcext:value-type="float">
            <text:p>9</text:p>
          </table:table-cell>
          <table:table-cell table:style-name="ce14" office:value-type="string" calcext:value-type="string">
            <text:p>Help users recognize, diagnose, and recover from errors</text:p>
          </table:table-cell>
          <table:table-cell table:style-name="ce17" table:content-validation-name="val1"/>
          <table:table-cell table:style-name="ce14" table:number-columns-spanned="4" table:number-rows-spanned="1"/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4">
          <table:table-cell table:style-name="ce3" office:value-type="float" office:value="10" calcext:value-type="float">
            <text:p>10</text:p>
          </table:table-cell>
          <table:table-cell table:style-name="ce14" office:value-type="string" calcext:value-type="string">
            <text:p>Help and documentation</text:p>
          </table:table-cell>
          <table:table-cell table:style-name="ce17" table:content-validation-name="val1"/>
          <table:table-cell table:style-name="ce14" table:number-columns-spanned="4" table:number-rows-spanned="1"/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3" table:number-rows-repeated="2">
          <table:table-cell table:style-name="ce2"/>
          <table:table-cell table:number-columns-repeated="1023"/>
        </table:table-row>
        <table:table-row table:style-name="ro3">
          <table:table-cell table:style-name="ce4" office:value-type="string" calcext:value-type="string">
            <text:p>Pueden encontrar la definicion de las heuristicas en https://uxgorilla.com/nielsens-heuristics/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7" office:value-type="string" calcext:value-type="string">
            <text:p>Porcentajes</text:p>
          </table:table-cell>
          <table:table-cell table:number-columns-repeated="1022"/>
        </table:table-row>
        <table:table-row table:style-name="ro3">
          <table:table-cell/>
          <table:table-cell table:style-name="ce8" office:value-type="percentage" office:value="0" calcext:value-type="percentage">
            <text:p>0%</text:p>
          </table:table-cell>
          <table:table-cell table:style-name="ce2" office:value-type="string" calcext:value-type="string">
            <text:p>No cumple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percentage" office:value="0.4" calcext:value-type="percentage">
            <text:p>40%</text:p>
          </table:table-cell>
          <table:table-cell table:style-name="ce2" office:value-type="string" calcext:value-type="string">
            <text:p>Cumple de manera muy parcial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percentage" office:value="0.7" calcext:value-type="percentage">
            <text:p>70%</text:p>
          </table:table-cell>
          <table:table-cell table:style-name="ce2" office:value-type="string" calcext:value-type="string">
            <text:p>Casi cumple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percentage" office:value="1" calcext:value-type="percentage">
            <text:p>100%</text:p>
          </table:table-cell>
          <table:table-cell table:style-name="ce2" office:value-type="string" calcext:value-type="string">
            <text:p>Cumple</text:p>
          </table:table-cell>
          <table:table-cell table:number-columns-repeated="102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puesta 2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CC4401: Tarea 3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7" table:number-rows-spanned="1">
            <text:p>Evaluacion heuristica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table:style-name="ce2"/>
          <table:table-cell table:style-name="ce2" office:value-type="string" calcext:value-type="string">
            <text:p>Propuesta evaluada</text:p>
          </table:table-cell>
          <table:table-cell table:style-name="ce17" office:value-type="string" calcext:value-type="string" table:number-columns-spanned="2" table:number-rows-spanned="1">
            <text:p>λ Ideas</text:p>
          </table:table-cell>
          <table:covered-table-cell table:style-name="ce10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2" office:value-type="string" calcext:value-type="string">
            <text:p>Equipo evaluador</text:p>
          </table:table-cell>
          <table:table-cell table:style-name="ce17" office:value-type="string" calcext:value-type="string" table:number-columns-spanned="2" table:number-rows-spanned="1">
            <text:p>Electronic Operations</text:p>
          </table:table-cell>
          <table:covered-table-cell table:style-name="ce10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2"/>
          <table:table-cell table:style-name="ce13" office:value-type="string" calcext:value-type="string">
            <text:p>Criterio</text:p>
          </table:table-cell>
          <table:table-cell table:style-name="ce13" office:value-type="string" calcext:value-type="string">
            <text:p>Porcentaje</text:p>
          </table:table-cell>
          <table:table-cell table:style-name="ce13" office:value-type="string" calcext:value-type="string" table:number-columns-spanned="4" table:number-rows-spanned="1">
            <text:p>Justificacion del porcentaje</text:p>
          </table:table-cell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4" office:value-type="string" calcext:value-type="string">
            <text:p>Visibility of system status</text:p>
          </table:table-cell>
          <table:table-cell table:style-name="ce17" table:content-validation-name="val2"/>
          <table:table-cell table:style-name="ce14" table:number-columns-spanned="4" table:number-rows-spanned="1"/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14" office:value-type="string" calcext:value-type="string">
            <text:p>Match between system and the real world</text:p>
          </table:table-cell>
          <table:table-cell table:style-name="ce17" table:content-validation-name="val2"/>
          <table:table-cell table:style-name="ce14" table:number-columns-spanned="4" table:number-rows-spanned="1"/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14" office:value-type="string" calcext:value-type="string">
            <text:p>User control and freedom</text:p>
          </table:table-cell>
          <table:table-cell table:style-name="ce17" table:content-validation-name="val2"/>
          <table:table-cell table:style-name="ce14" table:number-columns-spanned="4" table:number-rows-spanned="1"/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14" office:value-type="string" calcext:value-type="string">
            <text:p>Consistency and standards</text:p>
          </table:table-cell>
          <table:table-cell table:style-name="ce17" table:content-validation-name="val2"/>
          <table:table-cell table:style-name="ce14" table:number-columns-spanned="4" table:number-rows-spanned="1"/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table:style-name="ce14" office:value-type="string" calcext:value-type="string">
            <text:p>Error prevention</text:p>
          </table:table-cell>
          <table:table-cell table:style-name="ce17" table:content-validation-name="val2"/>
          <table:table-cell table:style-name="ce14" table:number-columns-spanned="4" table:number-rows-spanned="1"/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14" office:value-type="string" calcext:value-type="string">
            <text:p>Recognition rather than recall</text:p>
          </table:table-cell>
          <table:table-cell table:style-name="ce17" table:content-validation-name="val2"/>
          <table:table-cell table:style-name="ce14" table:number-columns-spanned="4" table:number-rows-spanned="1"/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4">
          <table:table-cell table:style-name="ce3" office:value-type="float" office:value="7" calcext:value-type="float">
            <text:p>7</text:p>
          </table:table-cell>
          <table:table-cell table:style-name="ce14" office:value-type="string" calcext:value-type="string">
            <text:p>Flexibility and efficiency of use</text:p>
          </table:table-cell>
          <table:table-cell table:style-name="ce17" table:content-validation-name="val2"/>
          <table:table-cell table:style-name="ce14" table:number-columns-spanned="4" table:number-rows-spanned="1"/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14" office:value-type="string" calcext:value-type="string">
            <text:p>Aesthetic and minimalist design</text:p>
          </table:table-cell>
          <table:table-cell table:style-name="ce17" table:content-validation-name="val2"/>
          <table:table-cell table:style-name="ce14" table:number-columns-spanned="4" table:number-rows-spanned="1"/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4">
          <table:table-cell table:style-name="ce3" office:value-type="float" office:value="9" calcext:value-type="float">
            <text:p>9</text:p>
          </table:table-cell>
          <table:table-cell table:style-name="ce14" office:value-type="string" calcext:value-type="string">
            <text:p>Help users recognize, diagnose, and recover from errors</text:p>
          </table:table-cell>
          <table:table-cell table:style-name="ce17" table:content-validation-name="val2"/>
          <table:table-cell table:style-name="ce14" table:number-columns-spanned="4" table:number-rows-spanned="1"/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4">
          <table:table-cell table:style-name="ce3" office:value-type="float" office:value="10" calcext:value-type="float">
            <text:p>10</text:p>
          </table:table-cell>
          <table:table-cell table:style-name="ce14" office:value-type="string" calcext:value-type="string">
            <text:p>Help and documentation</text:p>
          </table:table-cell>
          <table:table-cell table:style-name="ce17" table:content-validation-name="val2"/>
          <table:table-cell table:style-name="ce14" table:number-columns-spanned="4" table:number-rows-spanned="1"/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3" table:number-rows-repeated="2">
          <table:table-cell table:style-name="ce2"/>
          <table:table-cell table:number-columns-repeated="1023"/>
        </table:table-row>
        <table:table-row table:style-name="ro3">
          <table:table-cell table:style-name="ce4" office:value-type="string" calcext:value-type="string">
            <text:p>Pueden encontrar la definicion de las heuristicas en https://uxgorilla.com/nielsens-heuristics/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7" office:value-type="string" calcext:value-type="string">
            <text:p>Porcentajes</text:p>
          </table:table-cell>
          <table:table-cell table:number-columns-repeated="1022"/>
        </table:table-row>
        <table:table-row table:style-name="ro3">
          <table:table-cell/>
          <table:table-cell table:style-name="ce8" office:value-type="percentage" office:value="0" calcext:value-type="percentage">
            <text:p>0%</text:p>
          </table:table-cell>
          <table:table-cell table:style-name="ce2" office:value-type="string" calcext:value-type="string">
            <text:p>No cumple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percentage" office:value="0.4" calcext:value-type="percentage">
            <text:p>40%</text:p>
          </table:table-cell>
          <table:table-cell table:style-name="ce2" office:value-type="string" calcext:value-type="string">
            <text:p>Cumple de manera muy parcial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percentage" office:value="0.7" calcext:value-type="percentage">
            <text:p>70%</text:p>
          </table:table-cell>
          <table:table-cell table:style-name="ce2" office:value-type="string" calcext:value-type="string">
            <text:p>Casi cumple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percentage" office:value="1" calcext:value-type="percentage">
            <text:p>100%</text:p>
          </table:table-cell>
          <table:table-cell table:style-name="ce2" office:value-type="string" calcext:value-type="string">
            <text:p>Cumple</text:p>
          </table:table-cell>
          <table:table-cell table:number-columns-repeated="102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puesta 3" table:style-name="ta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CC4401: Tarea 3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7" table:number-rows-spanned="1">
            <text:p>Evaluacion heuristica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table:style-name="ce2"/>
          <table:table-cell table:style-name="ce2" office:value-type="string" calcext:value-type="string">
            <text:p>Propuesta evaluada</text:p>
          </table:table-cell>
          <table:table-cell table:style-name="ce17" office:value-type="string" calcext:value-type="string" table:number-columns-spanned="2" table:number-rows-spanned="1">
            <text:p>Grupo 13</text:p>
          </table:table-cell>
          <table:covered-table-cell table:style-name="ce10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2" office:value-type="string" calcext:value-type="string">
            <text:p>Equipo evaluador</text:p>
          </table:table-cell>
          <table:table-cell table:style-name="ce17" office:value-type="string" calcext:value-type="string" table:number-columns-spanned="2" table:number-rows-spanned="1">
            <text:p>Electronic Operations</text:p>
          </table:table-cell>
          <table:covered-table-cell table:style-name="ce10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2"/>
          <table:table-cell table:style-name="ce13" office:value-type="string" calcext:value-type="string">
            <text:p>Criterio</text:p>
          </table:table-cell>
          <table:table-cell table:style-name="ce13" office:value-type="string" calcext:value-type="string">
            <text:p>Porcentaje</text:p>
          </table:table-cell>
          <table:table-cell table:style-name="ce13" office:value-type="string" calcext:value-type="string" table:number-columns-spanned="4" table:number-rows-spanned="1">
            <text:p>Justificacion del porcentaje</text:p>
          </table:table-cell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4" office:value-type="string" calcext:value-type="string">
            <text:p>Visibility of system status</text:p>
          </table:table-cell>
          <table:table-cell table:style-name="ce17" table:content-validation-name="val3"/>
          <table:table-cell table:style-name="ce14" table:number-columns-spanned="4" table:number-rows-spanned="1"/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14" office:value-type="string" calcext:value-type="string">
            <text:p>Match between system and the real world</text:p>
          </table:table-cell>
          <table:table-cell table:style-name="ce17" table:content-validation-name="val3"/>
          <table:table-cell table:style-name="ce14" table:number-columns-spanned="4" table:number-rows-spanned="1"/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14" office:value-type="string" calcext:value-type="string">
            <text:p>User control and freedom</text:p>
          </table:table-cell>
          <table:table-cell table:style-name="ce17" table:content-validation-name="val3"/>
          <table:table-cell table:style-name="ce14" table:number-columns-spanned="4" table:number-rows-spanned="1"/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14" office:value-type="string" calcext:value-type="string">
            <text:p>Consistency and standards</text:p>
          </table:table-cell>
          <table:table-cell table:style-name="ce17" table:content-validation-name="val3"/>
          <table:table-cell table:style-name="ce14" table:number-columns-spanned="4" table:number-rows-spanned="1"/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table:style-name="ce14" office:value-type="string" calcext:value-type="string">
            <text:p>Error prevention</text:p>
          </table:table-cell>
          <table:table-cell table:style-name="ce17" table:content-validation-name="val3"/>
          <table:table-cell table:style-name="ce14" table:number-columns-spanned="4" table:number-rows-spanned="1"/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14" office:value-type="string" calcext:value-type="string">
            <text:p>Recognition rather than recall</text:p>
          </table:table-cell>
          <table:table-cell table:style-name="ce17" table:content-validation-name="val3"/>
          <table:table-cell table:style-name="ce14" table:number-columns-spanned="4" table:number-rows-spanned="1"/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4">
          <table:table-cell table:style-name="ce3" office:value-type="float" office:value="7" calcext:value-type="float">
            <text:p>7</text:p>
          </table:table-cell>
          <table:table-cell table:style-name="ce14" office:value-type="string" calcext:value-type="string">
            <text:p>Flexibility and efficiency of use</text:p>
          </table:table-cell>
          <table:table-cell table:style-name="ce17" table:content-validation-name="val3"/>
          <table:table-cell table:style-name="ce14" table:number-columns-spanned="4" table:number-rows-spanned="1"/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14" office:value-type="string" calcext:value-type="string">
            <text:p>Aesthetic and minimalist design</text:p>
          </table:table-cell>
          <table:table-cell table:style-name="ce17" table:content-validation-name="val3"/>
          <table:table-cell table:style-name="ce14" table:number-columns-spanned="4" table:number-rows-spanned="1"/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4">
          <table:table-cell table:style-name="ce3" office:value-type="float" office:value="9" calcext:value-type="float">
            <text:p>9</text:p>
          </table:table-cell>
          <table:table-cell table:style-name="ce14" office:value-type="string" calcext:value-type="string">
            <text:p>Help users recognize, diagnose, and recover from errors</text:p>
          </table:table-cell>
          <table:table-cell table:style-name="ce17" table:content-validation-name="val3"/>
          <table:table-cell table:style-name="ce14" table:number-columns-spanned="4" table:number-rows-spanned="1"/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4">
          <table:table-cell table:style-name="ce3" office:value-type="float" office:value="10" calcext:value-type="float">
            <text:p>10</text:p>
          </table:table-cell>
          <table:table-cell table:style-name="ce14" office:value-type="string" calcext:value-type="string">
            <text:p>Help and documentation</text:p>
          </table:table-cell>
          <table:table-cell table:style-name="ce17" table:content-validation-name="val3"/>
          <table:table-cell table:style-name="ce14" table:number-columns-spanned="4" table:number-rows-spanned="1"/>
          <table:covered-table-cell table:number-columns-repeated="2" table:style-name="ce11"/>
          <table:covered-table-cell table:style-name="ce10"/>
          <table:table-cell table:number-columns-repeated="1017"/>
        </table:table-row>
        <table:table-row table:style-name="ro3" table:number-rows-repeated="2">
          <table:table-cell table:style-name="ce2"/>
          <table:table-cell table:number-columns-repeated="1023"/>
        </table:table-row>
        <table:table-row table:style-name="ro3">
          <table:table-cell table:style-name="ce4" office:value-type="string" calcext:value-type="string">
            <text:p>Pueden encontrar la definicion de las heuristicas en https://uxgorilla.com/nielsens-heuristics/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7" office:value-type="string" calcext:value-type="string">
            <text:p>Porcentajes</text:p>
          </table:table-cell>
          <table:table-cell table:number-columns-repeated="1022"/>
        </table:table-row>
        <table:table-row table:style-name="ro3">
          <table:table-cell/>
          <table:table-cell table:style-name="ce8" office:value-type="percentage" office:value="0" calcext:value-type="percentage">
            <text:p>0%</text:p>
          </table:table-cell>
          <table:table-cell table:style-name="ce2" office:value-type="string" calcext:value-type="string">
            <text:p>No cumple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percentage" office:value="0.4" calcext:value-type="percentage">
            <text:p>40%</text:p>
          </table:table-cell>
          <table:table-cell table:style-name="ce2" office:value-type="string" calcext:value-type="string">
            <text:p>Cumple de manera muy parcial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percentage" office:value="0.7" calcext:value-type="percentage">
            <text:p>70%</text:p>
          </table:table-cell>
          <table:table-cell table:style-name="ce2" office:value-type="string" calcext:value-type="string">
            <text:p>Casi cumple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percentage" office:value="1" calcext:value-type="percentage">
            <text:p>100%</text:p>
          </table:table-cell>
          <table:table-cell table:style-name="ce2" office:value-type="string" calcext:value-type="string">
            <text:p>Cumple</text:p>
          </table:table-cell>
          <table:table-cell table:number-columns-repeated="102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08">
      <number:number number:decimal-places="0" loext:min-decimal-places="0" number:min-integer-digits="1"/>
      <number:text>%</number:text>
    </number:percentag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4">00-00-0000</text:date>, <text:time style:data-style-name="N2" text:time-value="12:43:38.04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puesta_20_1" style:display-name="PageStyle_Propuesta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puesta_20_2" style:display-name="PageStyle_Propuesta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puesta_20_3" style:display-name="PageStyle_Propuesta 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Windows_X86_64 LibreOffice_project/2b840030fec2aae0fd2658d8d4f9548af4e3518d</meta:generator>
    <dc:date>2019-04-14T12:44:57.976000000</dc:date>
    <meta:editing-duration>PT2M54S</meta:editing-duration>
    <meta:editing-cycles>3</meta:editing-cycles>
    <meta:document-statistic meta:table-count="3" meta:cell-count="117" meta:object-count="0"/>
  </office:meta>
</office:document-meta>
</file>